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 Light" svg:font-family="'Inter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Arabic" svg:font-family="'Droid Sans Arabi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Inter Light" fo:font-size="15pt" officeooo:rsid="0003f740" officeooo:paragraph-rsid="0003f740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ider this as my fist draf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 Light" svg:font-family="'Inter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Arabic" svg:font-family="'Droid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Droid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DejaVu Sans" style:font-size-asian="12pt" style:language-asian="zh" style:country-asian="CN" style:font-name-complex="Droid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11T23:27:27.940214654</dc:date>
    <meta:editing-duration>PT43M4S</meta:editing-duration>
    <meta:editing-cycles>1</meta:editing-cycles>
    <meta:generator>LibreOffice/7.1.7.2$Linux_X86_64 LibreOffice_project/10$Build-2</meta:generator>
    <meta:document-statistic meta:table-count="0" meta:image-count="0" meta:object-count="0" meta:page-count="1" meta:paragraph-count="1" meta:word-count="6" meta:character-count="30" meta:non-whitespace-character-count="25"/>
  </office:meta>
</office:document-meta>
</file>